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co1" style:family="table-column">
      <style:table-column-properties style:column-width="4.348cm" style:use-optimal-column-width="false"/>
    </style:style>
    <style:style style:name="co2" style:family="table-column">
      <style:table-column-properties style:column-width="4.356cm" style:use-optimal-column-width="false"/>
    </style:style>
    <style:style style:name="ro1" style:family="table-row">
      <style:table-row-properties style:row-height="2.928cm"/>
    </style:style>
    <style:style style:name="ro2" style:family="table-row">
      <style:table-row-properties style:row-height="2.929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6.111cm" svg:height="11.712cm" svg:x="2.1cm" svg:y="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Bach: WTC1, Prelude 1</text:p>
              </table:table-cell>
              <table:table-cell>
                <text:p>Rite of Spring</text:p>
              </table:table-cell>
              <table:table-cell>
                <text:p>Tristan &amp; Isolde</text:p>
              </table:table-cell>
              <table:table-cell>
                <text:p>Working Man</text:p>
              </table:table-cell>
              <table:table-cell/>
            </table:table-row>
            <table:table-row table:style-name="ro1" table:default-cell-style-name="ce1">
              <table:table-cell>
                <text:p>EVN-SGN</text:p>
              </table:table-cell>
              <table:table-cell>
                <text:p>Contratonal</text:p>
              </table:table-cell>
              <table:table-cell>
                <text:p>Dissonant</text:p>
              </table:table-cell>
              <table:table-cell>
                <text:p>Dissonant</text:p>
              </table:table-cell>
              <table:table-cell>
                <text:p>Dissonant</text:p>
              </table:table-cell>
              <table:table-cell/>
            </table:table-row>
            <table:table-row table:style-name="ro1" table:default-cell-style-name="ce1">
              <table:table-cell>
                <text:p>EVA-SGN</text:p>
              </table:table-cell>
              <table:table-cell>
                <text:p>Contratonal</text:p>
              </table:table-cell>
              <table:table-cell>
                <text:p>Pseudo-Intertonal</text:p>
              </table:table-cell>
              <table:table-cell>
                <text:p>Intertonal</text:p>
              </table:table-cell>
              <table:table-cell>
                <text:p>Intertonal</text:p>
              </table:table-cell>
              <table:table-cell/>
            </table:table-row>
            <table:table-row table:style-name="ro2" table:default-cell-style-name="ce1">
              <table:table-cell>
                <text:p>EVA-SGA</text:p>
              </table:table-cell>
              <table:table-cell>
                <text:p>Super-tonal</text:p>
              </table:table-cell>
              <table:table-cell>
                <text:p>Pseudo-tonal</text:p>
              </table:table-cell>
              <table:table-cell>
                <text:p>Pseudo-tonal</text:p>
              </table:table-cell>
              <table:table-cell>
                <text:p>Extratonal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Van Caem</meta:initial-creator>
    <meta:creation-date>2017-11-12T09:55:00.39</meta:creation-date>
    <dc:date>2018-06-13T20:05:03.72</dc:date>
    <dc:creator>Andrew Van Caem</dc:creator>
    <meta:editing-duration>PT7H27M46S</meta:editing-duration>
    <meta:editing-cycles>8</meta:editing-cycles>
    <meta:generator>OpenOffice/4.1.0$Win32 OpenOffice.org_project/410m18$Build-9764</meta:generator>
    <meta:document-statistic meta:object-count="1"/>
  </office:meta>
</office:document-meta>
</file>